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5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2792in" style:rel-column-width="402*"/>
    </style:style>
    <style:style style:name="Table2.B" style:family="table-column">
      <style:table-column-properties style:column-width="1.7819in" style:rel-column-width="2566*"/>
    </style:style>
    <style:style style:name="Table2.C" style:family="table-column">
      <style:table-column-properties style:column-width="2.3139in" style:rel-column-width="3332*"/>
    </style:style>
    <style:style style:name="Table2.D" style:family="table-column">
      <style:table-column-properties style:column-width="2.3181in" style:rel-column-width="333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0pt" officeooo:rsid="0009834b" officeooo:paragraph-rsid="0017e1dd" style:font-size-asian="30pt" style:font-size-complex="30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9834b" officeooo:paragraph-rsid="0017e1dd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officeooo:rsid="0009834b" officeooo:paragraph-rsid="0017e1dd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officeooo:rsid="000b58f4" officeooo:paragraph-rsid="0017e1dd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24pt" officeooo:rsid="000b58f4" officeooo:paragraph-rsid="001b2f1a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fo:font-size="13pt" officeooo:rsid="0009834b" officeooo:paragraph-rsid="0017e1dd" style:font-size-asian="13pt" style:font-size-complex="13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3pt" officeooo:rsid="0009834b" officeooo:paragraph-rsid="0017e1dd" style:font-size-asian="13pt" style:font-size-complex="13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3pt" officeooo:rsid="0009834b" officeooo:paragraph-rsid="001963cf" style:font-size-asian="13pt" style:font-size-complex="13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3pt" officeooo:rsid="0009834b" officeooo:paragraph-rsid="001b5a6b" style:font-size-asian="13pt" style:font-size-complex="13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3pt" officeooo:rsid="0009834b" officeooo:paragraph-rsid="001ccb32" style:font-size-asian="13pt" style:font-size-complex="13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3pt" officeooo:rsid="0017e1dd" officeooo:paragraph-rsid="0017e1dd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17e1dd" officeooo:paragraph-rsid="0017e1dd" style:font-size-asian="13pt" style:font-size-complex="13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3pt" officeooo:rsid="0017e1dd" officeooo:paragraph-rsid="0017e1dd" style:font-size-asian="13pt" style:font-size-complex="13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3pt" officeooo:rsid="0017e1dd" officeooo:paragraph-rsid="001963cf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officeooo:rsid="0017e1dd" officeooo:paragraph-rsid="001ccb32" style:font-size-asian="13pt" style:font-size-complex="13pt"/>
    </style:style>
    <style:style style:name="P16" style:family="paragraph" style:parent-style-name="Standard">
      <style:text-properties officeooo:paragraph-rsid="001b2f1a"/>
    </style:style>
    <style:style style:name="P17" style:family="paragraph" style:parent-style-name="Standard">
      <style:paragraph-properties fo:text-align="center" style:justify-single-word="false"/>
      <style:text-properties fo:font-size="14pt" officeooo:rsid="000c0639" officeooo:paragraph-rsid="001b5a6b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1ed3b3" officeooo:paragraph-rsid="001ed3b3" style:font-size-asian="14pt" style:font-size-complex="14pt"/>
    </style:style>
    <style:style style:name="P19" style:family="paragraph" style:parent-style-name="Standard" style:list-style-name="L4">
      <style:paragraph-properties fo:text-align="start" style:justify-single-word="false"/>
      <style:text-properties officeooo:paragraph-rsid="001ccb32"/>
    </style:style>
    <style:style style:name="P20" style:family="paragraph" style:parent-style-name="Table_20_Contents">
      <style:paragraph-properties fo:text-align="start" style:justify-single-word="false"/>
      <style:text-properties fo:font-size="18pt" officeooo:rsid="000b58f4" officeooo:paragraph-rsid="001b2f1a" style:font-size-asian="18pt" style:font-size-complex="18pt"/>
    </style:style>
    <style:style style:name="P21" style:family="paragraph" style:parent-style-name="Table_20_Contents" style:list-style-name="L3">
      <style:paragraph-properties fo:text-align="start" style:justify-single-word="false"/>
      <style:text-properties fo:font-size="13pt" officeooo:rsid="000b58f4" officeooo:paragraph-rsid="001b2f1a" style:font-size-asian="11.3500003814697pt" style:font-size-complex="13pt"/>
    </style:style>
    <style:style style:name="P22" style:family="paragraph" style:parent-style-name="Table_20_Contents" style:list-style-name="L3">
      <style:paragraph-properties fo:text-align="start" style:justify-single-word="false"/>
      <style:text-properties officeooo:paragraph-rsid="001b2f1a"/>
    </style:style>
    <style:style style:name="P23" style:family="paragraph" style:parent-style-name="Table_20_Contents">
      <style:paragraph-properties fo:text-align="start" style:justify-single-word="false"/>
      <style:text-properties officeooo:paragraph-rsid="001ed3b3"/>
    </style:style>
    <style:style style:name="P2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officeooo:rsid="001ed3b3" officeooo:paragraph-rsid="001ed3b3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1ed3b3" officeooo:paragraph-rsid="001ed3b3" style:font-size-asian="14pt" style:font-size-complex="14pt"/>
    </style:style>
    <style:style style:name="T1" style:family="text">
      <style:text-properties officeooo:rsid="0017e1dd"/>
    </style:style>
    <style:style style:name="T2" style:family="text">
      <style:text-properties fo:font-size="13pt" officeooo:rsid="0017e1dd" style:font-size-asian="13pt" style:font-size-complex="13pt"/>
    </style:style>
    <style:style style:name="T3" style:family="text">
      <style:text-properties fo:font-size="13pt" officeooo:rsid="001ccb32" style:font-size-asian="13pt" style:font-size-complex="13pt"/>
    </style:style>
    <style:style style:name="T4" style:family="text">
      <style:text-properties fo:font-size="13pt" officeooo:rsid="000b58f4" style:font-size-asian="11.3500003814697pt" style:font-size-complex="13pt"/>
    </style:style>
    <style:style style:name="T5" style:family="text">
      <style:text-properties fo:font-size="13pt" officeooo:rsid="001ccb32" style:font-size-asian="11.3500003814697pt" style:font-size-complex="13pt"/>
    </style:style>
    <style:style style:name="T6" style:family="text">
      <style:text-properties officeooo:rsid="001963cf"/>
    </style:style>
    <style:style style:name="T7" style:family="text">
      <style:text-properties officeooo:rsid="000c0639"/>
    </style:style>
    <style:style style:name="T8" style:family="text">
      <style:text-properties officeooo:rsid="001b5a6b"/>
    </style:style>
    <style:style style:name="T9" style:family="text">
      <style:text-properties officeooo:rsid="001ccb32"/>
    </style:style>
    <style:style style:name="T10" style:family="text">
      <style:text-properties fo:font-size="14pt" officeooo:rsid="001ed3b3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rator <text:span text:style-name="T1">7-9</text:span></text:p>
      <text:p text:style-name="P2">Gestiune laboratoare studenți</text:p>
      <text:p text:style-name="P3"/>
      <text:p text:style-name="P3">Enunţ</text:p>
      <text:p text:style-name="P3"/>
      <text:p text:style-name="P6">Scrieți o aplicație pentru gestiunea notelor și a problemelor de laborator pentru o disciplină. </text:p>
      <text:p text:style-name="P6">Aplicația gestionează:</text:p>
      <text:list xml:id="list1207335758" text:style-name="L1">
        <text:list-item>
          <text:p text:style-name="P7">studenți: <text:span text:style-name="T1">&lt;studentID&gt;, &lt;nume&gt;, &lt;grupa&gt;</text:span></text:p>
        </text:list-item>
        <text:list-item>
          <text:p text:style-name="P11">problemă laborator: &lt;număr laborator_număr_problemă&gt;, &lt;descriere&gt;, &lt;deadline&gt;</text:p>
        </text:list-item>
      </text:list>
      <text:p text:style-name="P15">Creați o aplicație care permite:  </text:p>
      <text:list xml:id="list642402607" text:style-name="L4">
        <text:list-item>
          <text:p text:style-name="P19"><text:span text:style-name="T2">gestionarea listei de studenți si listei de discipline.  </text:span></text:p>
        </text:list-item>
        <text:list-item>
          <text:p text:style-name="P19"><text:span text:style-name="T2">adaugă, șterge, modifică, lista de studenți, listă de discipline  </text:span></text:p>
        </text:list-item>
        <text:list-item>
          <text:p text:style-name="P19"><text:span text:style-name="T2">căutare student, cautarea de disciplină.  </text:span></text:p>
        </text:list-item>
        <text:list-item>
          <text:p text:style-name="P19"><text:span text:style-name="T3">a</text:span><text:span text:style-name="T2">signare de note la un student și o disciplină  </text:span></text:p>
        </text:list-item>
        <text:list-item>
          <text:p text:style-name="P19"><text:span text:style-name="T3">c</text:span><text:span text:style-name="T2">reare de statistici:  </text:span></text:p>
          <text:list>
            <text:list-item>
              <text:p text:style-name="P19"><text:span text:style-name="T2">lista de studenți și notele lor la o disciplină dată, ordonat: alfabetic după nume, după notă.  </text:span></text:p>
            </text:list-item>
            <text:list-item>
              <text:p text:style-name="P19"><text:span text:style-name="T3">p</text:span><text:span text:style-name="T2">rimi 20% din studenți ordonat dupa media notelor la toate disciplinele (nume și notă)</text:span></text:p>
            </text:list-item>
          </text:list>
        </text:list-item>
      </text:list>
      <text:p text:style-name="P3">Listă funcţionalităţi</text:p>
      <text:p text:style-name="P3"/>
      <text:list xml:id="list4102533003" text:style-name="L2">
        <text:list-item>
          <text:p text:style-name="P9"><text:span text:style-name="T1">F</text:span><text:span text:style-name="T6">uncţionalitatea </text:span><text:span text:style-name="T1">1: </text:span>adaugă, șterge, modifică, lista de studenți, listă de probleme</text:p>
        </text:list-item>
        <text:list-item>
          <text:p text:style-name="P8"><text:span text:style-name="T1">F</text:span><text:span text:style-name="T6">uncţionalitatea </text:span><text:span text:style-name="T9">2:</text:span><text:span text:style-name="T1"> </text:span>căutare student, căutare problemă</text:p>
        </text:list-item>
        <text:list-item>
          <text:p text:style-name="P10"><text:span text:style-name="T1">F</text:span><text:span text:style-name="T6">uncţionalitatea </text:span><text:span text:style-name="T9">3</text:span><text:span text:style-name="T1">: </text:span><text:span text:style-name="T9">a</text:span><text:span text:style-name="T1">signare de note la un student și o disciplină</text:span></text:p>
        </text:list-item>
        <text:list-item>
          <text:p text:style-name="P14">F<text:span text:style-name="T6">uncţionalitatea </text:span><text:span text:style-name="T9">4</text:span>: creare statistici:</text:p>
          <text:list>
            <text:list-item>
              <text:p text:style-name="P13">lista de studenți și notele lor la o disciplină dată, ordonat: alfabetic după nume, după notă</text:p>
            </text:list-item>
            <text:list-item>
              <text:p text:style-name="P13">Primi 20% din studenți ordonat dupa media notelor la toate disciplinele (nume și notă)</text:p>
            </text:list-item>
          </text:list>
        </text:list-item>
      </text:list>
      <text:p text:style-name="P12"/>
      <text:p text:style-name="P4">Planul de iteraţii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Iteraţia 1</text:p>
          </table:table-cell>
          <table:table-cell table:style-name="Table1.B1" office:value-type="string">
            <text:list xml:id="list1969922546" text:style-name="L3">
              <text:list-item>
                <text:p text:style-name="P21">Funcţionalitatea <text:span text:style-name="T9">1</text:span></text:p>
              </text:list-item>
            </text:list>
          </table:table-cell>
        </table:table-row>
        <table:table-row table:style-name="TableLine94185899290912">
          <table:table-cell table:style-name="Table1.A2" office:value-type="string">
            <text:p text:style-name="P20">Iteraţia <text:span text:style-name="T7">2</text:span></text:p>
          </table:table-cell>
          <table:table-cell table:style-name="Table1.B2" office:value-type="string">
            <text:list xml:id="list160211150348258" text:continue-numbering="true" text:style-name="L3">
              <text:list-item>
                <text:p text:style-name="P22"><text:span text:style-name="T4">Funcţionalitatea </text:span><text:span text:style-name="T5">2</text:span></text:p>
              </text:list-item>
              <text:list-item>
                <text:p text:style-name="P22"><text:span text:style-name="T4">Funcţionalitatea </text:span><text:span text:style-name="T5">3</text:span></text:p>
              </text:list-item>
            </text:list>
          </table:table-cell>
        </table:table-row>
        <table:table-row table:style-name="TableLine94185921690224">
          <table:table-cell table:style-name="Table1.A2" office:value-type="string">
            <text:p text:style-name="P20">Iteraţia <text:span text:style-name="T7">3</text:span></text:p>
          </table:table-cell>
          <table:table-cell table:style-name="Table1.B2" office:value-type="string">
            <text:list xml:id="list160211916751372" text:continue-numbering="true" text:style-name="L3">
              <text:list-item>
                <text:p text:style-name="P22"><text:span text:style-name="T4">Funcţionalitatea </text:span><text:span text:style-name="T5">4</text:span></text:p>
              </text:list-item>
            </text:list>
          </table:table-cell>
        </table:table-row>
      </table:table>
      <text:p text:style-name="P16"/>
      <text:p text:style-name="P17"/>
      <text:p text:style-name="P17"><text:soft-page-break/>Scenariu de rulare pentru funcţionalitatea <text:span text:style-name="T8">1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185925852240"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>Utilizator</text:p>
          </table:table-cell>
          <table:table-cell table:style-name="Table2.A1" office:value-type="string">
            <text:p text:style-name="P25">Program</text:p>
          </table:table-cell>
          <table:table-cell table:style-name="Table2.D1" office:value-type="string">
            <text:p text:style-name="P25">Descriere</text:p>
          </table:table-cell>
        </table:table-row>
        <table:table-row table:style-name="TableLine94185925852240">
          <table:table-cell table:style-name="Table2.A2" office:value-type="string">
            <text:p text:style-name="P25">a</text:p>
          </table:table-cell>
          <table:table-cell table:style-name="Table2.A2" office:value-type="string">
            <text:p text:style-name="P26">add student</text:p>
          </table:table-cell>
          <table:table-cell table:style-name="Table2.A2" office:value-type="string">
            <text:p text:style-name="P26">id:</text:p>
            <text:p text:style-name="P26">name:</text:p>
            <text:p text:style-name="P26">group: </text:p>
          </table:table-cell>
          <table:table-cell table:style-name="Table2.D2" office:value-type="string">
            <text:p text:style-name="P26">Se tratează cazul de adăugare student in repo-ul de studenţi</text:p>
          </table:table-cell>
        </table:table-row>
        <table:table-row table:style-name="TableLine94185925852240">
          <table:table-cell table:style-name="Table2.A2" office:value-type="string">
            <text:p text:style-name="P25">b</text:p>
          </table:table-cell>
          <table:table-cell table:style-name="Table2.A2" office:value-type="string">
            <text:p text:style-name="P26">0</text:p>
            <text:p text:style-name="P26">Eric</text:p>
            <text:p text:style-name="P26">217</text:p>
          </table:table-cell>
          <table:table-cell table:style-name="Table2.A2" office:value-type="string">
            <text:p text:style-name="P24"/>
          </table:table-cell>
          <table:table-cell table:style-name="Table2.D2" office:value-type="string">
            <text:p text:style-name="P26">Se adaugă studentul in repo</text:p>
          </table:table-cell>
        </table:table-row>
        <table:table-row table:style-name="TableLine94185925852240">
          <table:table-cell table:style-name="Table2.A2" office:value-type="string">
            <text:p text:style-name="P25">c</text:p>
          </table:table-cell>
          <table:table-cell table:style-name="Table2.A2" office:value-type="string">
            <text:p text:style-name="P26">add student</text:p>
          </table:table-cell>
          <table:table-cell table:style-name="Table2.A2" office:value-type="string">
            <text:p text:style-name="P26">id:</text:p>
            <text:p text:style-name="P26">name:</text:p>
            <text:p text:style-name="P26">group: </text:p>
          </table:table-cell>
          <table:table-cell table:style-name="Table2.D2" office:value-type="string">
            <text:p text:style-name="P26">Se tratează cazul de adăugare student in repo-ul de studenţi</text:p>
          </table:table-cell>
        </table:table-row>
        <table:table-row table:style-name="TableLine94185925852240">
          <table:table-cell table:style-name="Table2.A2" office:value-type="string">
            <text:p text:style-name="P25">d</text:p>
          </table:table-cell>
          <table:table-cell table:style-name="Table2.A2" office:value-type="string">
            <text:p text:style-name="P26">0</text:p>
            <text:p text:style-name="P26">Mircea</text:p>
            <text:p text:style-name="P26">512</text:p>
          </table:table-cell>
          <table:table-cell table:style-name="Table2.A2" office:value-type="string">
            <text:p text:style-name="P26">“existent id!”</text:p>
          </table:table-cell>
          <table:table-cell table:style-name="Table2.D2" office:value-type="string">
            <text:p text:style-name="P26">Aruncă un mesaj, semnalând că deja există</text:p>
            <text:p text:style-name="P26">un student cu id-ul dorit in repo</text:p>
          </table:table-cell>
        </table:table-row>
        <table:table-row table:style-name="TableLine94185925852240">
          <table:table-cell table:style-name="Table2.A2" office:value-type="string">
            <text:p text:style-name="P25">e</text:p>
          </table:table-cell>
          <table:table-cell table:style-name="Table2.A2" office:value-type="string">
            <text:p text:style-name="P26">add student</text:p>
          </table:table-cell>
          <table:table-cell table:style-name="Table2.A2" office:value-type="string">
            <text:p text:style-name="P26">id:</text:p>
            <text:p text:style-name="P26">name:</text:p>
            <text:p text:style-name="P26">group: </text:p>
          </table:table-cell>
          <table:table-cell table:style-name="Table2.D2" office:value-type="string">
            <text:p text:style-name="P26">Se tratează cazul de adăugare student in repo-ul de studenţi</text:p>
          </table:table-cell>
        </table:table-row>
        <table:table-row table:style-name="TableLine94185925852240">
          <table:table-cell table:style-name="Table2.A2" office:value-type="string">
            <text:p text:style-name="P25">f</text:p>
          </table:table-cell>
          <table:table-cell table:style-name="Table2.A2" office:value-type="string">
            <text:p text:style-name="P26">1</text:p>
            <text:p text:style-name="P26">Mircea</text:p>
            <text:p text:style-name="P26">512</text:p>
          </table:table-cell>
          <table:table-cell table:style-name="Table2.A2" office:value-type="string">
            <text:p text:style-name="P24"/>
          </table:table-cell>
          <table:table-cell table:style-name="Table2.D2" office:value-type="string">
            <text:p text:style-name="P26">Se adaugă studentul in repo</text:p>
          </table:table-cell>
        </table:table-row>
        <table:table-row table:style-name="TableLine94185925852240">
          <table:table-cell table:style-name="Table2.A2" office:value-type="string">
            <text:p text:style-name="P25">g</text:p>
          </table:table-cell>
          <table:table-cell table:style-name="Table2.A2" office:value-type="string">
            <text:p text:style-name="P26">delete student</text:p>
          </table:table-cell>
          <table:table-cell table:style-name="Table2.A2" office:value-type="string">
            <text:p text:style-name="P26">id:</text:p>
          </table:table-cell>
          <table:table-cell table:style-name="Table2.D2" office:value-type="string">
            <text:p text:style-name="P23"><text:span text:style-name="T10">Se tratează cazul de ştergere a unui student din repo</text:span></text:p>
          </table:table-cell>
        </table:table-row>
        <table:table-row table:style-name="TableLine94185925852240">
          <table:table-cell table:style-name="Table2.A2" office:value-type="string">
            <text:p text:style-name="P25">h</text:p>
          </table:table-cell>
          <table:table-cell table:style-name="Table2.A2" office:value-type="string">
            <text:p text:style-name="P26">0</text:p>
          </table:table-cell>
          <table:table-cell table:style-name="Table2.A2" office:value-type="string">
            <text:p text:style-name="P24"/>
          </table:table-cell>
          <table:table-cell table:style-name="Table2.D2" office:value-type="string">
            <text:p text:style-name="P26">Se şterge studentul cu id-ul 0</text:p>
          </table:table-cell>
        </table:table-row>
        <table:table-row table:style-name="TableLine94185925852240">
          <table:table-cell table:style-name="Table2.A2" office:value-type="string">
            <text:p text:style-name="P25">i</text:p>
          </table:table-cell>
          <table:table-cell table:style-name="Table2.A2" office:value-type="string">
            <text:p text:style-name="P26">modify student name</text:p>
          </table:table-cell>
          <table:table-cell table:style-name="Table2.A2" office:value-type="string">
            <text:p text:style-name="P26">id:</text:p>
            <text:p text:style-name="P26">name:</text:p>
          </table:table-cell>
          <table:table-cell table:style-name="Table2.D2" office:value-type="string">
            <text:p text:style-name="P26">Se tratează cazul în care trebuie să modificăm doar numele de la studentul cu id-ul dorit</text:p>
          </table:table-cell>
        </table:table-row>
        <table:table-row table:style-name="TableLine94185925852240">
          <table:table-cell table:style-name="Table2.A2" office:value-type="string">
            <text:p text:style-name="P25">j</text:p>
          </table:table-cell>
          <table:table-cell table:style-name="Table2.A2" office:value-type="string">
            <text:p text:style-name="P26">Mike</text:p>
          </table:table-cell>
          <table:table-cell table:style-name="Table2.A2" office:value-type="string">
            <text:p text:style-name="P24"/>
          </table:table-cell>
          <table:table-cell table:style-name="Table2.D2" office:value-type="string">
            <text:p text:style-name="P26">Se schimbă numele studentului dorit</text:p>
          </table:table-cell>
        </table:table-row>
        <table:table-row table:style-name="TableLine94185925852240">
          <table:table-cell table:style-name="Table2.A2" office:value-type="string">
            <text:p text:style-name="P25">k</text:p>
          </table:table-cell>
          <table:table-cell table:style-name="Table2.A2" office:value-type="string">
            <text:p text:style-name="P26">add lab problem</text:p>
          </table:table-cell>
          <table:table-cell table:style-name="Table2.A2" office:value-type="string">
            <text:p text:style-name="P26">lab:</text:p>
            <text:p text:style-name="P26">problem:</text:p>
            <text:p text:style-name="P26">description:</text:p>
            <text:p text:style-name="P26">deadline (day month year):</text:p>
          </table:table-cell>
          <table:table-cell table:style-name="Table2.D2" office:value-type="string">
            <text:p text:style-name="P26">Se tratează cazul de adăugare a unui probleme de laborator în repo-ul aferent</text:p>
          </table:table-cell>
        </table:table-row>
        <table:table-row table:style-name="TableLine94185925852240">
          <table:table-cell table:style-name="Table2.A2" office:value-type="string">
            <text:p text:style-name="P25">l</text:p>
          </table:table-cell>
          <table:table-cell table:style-name="Table2.A2" office:value-type="string">
            <text:p text:style-name="P26">6</text:p>
            <text:p text:style-name="P26">9</text:p>
            <text:p text:style-name="P26">Şterge baza de date</text:p>
            <text:p text:style-name="P26">14 02 2021</text:p>
          </table:table-cell>
          <table:table-cell table:style-name="Table2.A2" office:value-type="string">
            <text:p text:style-name="P26">Invalid deadline!</text:p>
          </table:table-cell>
          <table:table-cell table:style-name="Table2.D2" office:value-type="string">
            <text:p text:style-name="P26">Aruncă un mesaj, semnalând că deadline-ul pentru laboratul este unul invalid</text:p>
          </table:table-cell>
        </table:table-row>
        <text:soft-page-break/>
        <table:table-row table:style-name="TableLine94185925852240">
          <table:table-cell table:style-name="Table2.A2" office:value-type="string">
            <text:p text:style-name="P25">m</text:p>
          </table:table-cell>
          <table:table-cell table:style-name="Table2.A2" office:value-type="string">
            <text:p text:style-name="P26">add lab problem</text:p>
          </table:table-cell>
          <table:table-cell table:style-name="Table2.A2" office:value-type="string">
            <text:p text:style-name="P26">lab:</text:p>
            <text:p text:style-name="P26">problem:</text:p>
            <text:p text:style-name="P26">description:</text:p>
            <text:p text:style-name="P26">deadline (day month year):</text:p>
          </table:table-cell>
          <table:table-cell table:style-name="Table2.D2" office:value-type="string">
            <text:p text:style-name="P26">Se tratează cazul de adăugare a unui probleme de laborator în repo-ul aferent</text:p>
          </table:table-cell>
        </table:table-row>
        <table:table-row table:style-name="TableLine94185925852240">
          <table:table-cell table:style-name="Table2.A2" office:value-type="string">
            <text:p text:style-name="P25">n</text:p>
          </table:table-cell>
          <table:table-cell table:style-name="Table2.A2" office:value-type="string">
            <text:p text:style-name="P26">6</text:p>
            <text:p text:style-name="P26">9</text:p>
            <text:p text:style-name="P26">Şterge baza de date</text:p>
            <text:p text:style-name="P26">14 02 2022</text:p>
          </table:table-cell>
          <table:table-cell table:style-name="Table2.A2" office:value-type="string">
            <text:p text:style-name="P24"/>
          </table:table-cell>
          <table:table-cell table:style-name="Table2.D2" office:value-type="string">
            <text:p text:style-name="P26">Se adaugă problema de laborator în repo-ul de probleme de laborator</text:p>
          </table:table-cell>
        </table:table-row>
        <table:table-row table:style-name="TableLine94185925852240">
          <table:table-cell table:style-name="Table2.A2" office:value-type="string">
            <text:p text:style-name="P25">o</text:p>
          </table:table-cell>
          <table:table-cell table:style-name="Table2.A2" office:value-type="string">
            <text:p text:style-name="P26">add lab problem</text:p>
          </table:table-cell>
          <table:table-cell table:style-name="Table2.A2" office:value-type="string">
            <text:p text:style-name="P26">lab:</text:p>
            <text:p text:style-name="P26">problem:</text:p>
            <text:p text:style-name="P26">description:</text:p>
            <text:p text:style-name="P26">deadline (day month year):</text:p>
          </table:table-cell>
          <table:table-cell table:style-name="Table2.D2" office:value-type="string">
            <text:p text:style-name="P26">Se tratează cazul de adăugare a unui probleme de laborator în repo-ul aferent</text:p>
          </table:table-cell>
        </table:table-row>
        <table:table-row table:style-name="TableLine94185925852240">
          <table:table-cell table:style-name="Table2.A2" office:value-type="string">
            <text:p text:style-name="P25">p</text:p>
          </table:table-cell>
          <table:table-cell table:style-name="Table2.A2" office:value-type="string">
            <text:p text:style-name="P26">2</text:p>
            <text:p text:style-name="P26">10</text:p>
            <text:p text:style-name="P26">Şterge baza de date</text:p>
            <text:p text:style-name="P26">21 03 2022</text:p>
          </table:table-cell>
          <table:table-cell table:style-name="Table2.A2" office:value-type="string">
            <text:p text:style-name="P24"/>
          </table:table-cell>
          <table:table-cell table:style-name="Table2.D2" office:value-type="string">
            <text:p text:style-name="P26">Se adaugă problema de laborator în repo-ul de probleme de laborator</text:p>
          </table:table-cell>
        </table:table-row>
        <table:table-row table:style-name="TableLine94185925852240">
          <table:table-cell table:style-name="Table2.A2" office:value-type="string">
            <text:p text:style-name="P25">q</text:p>
          </table:table-cell>
          <table:table-cell table:style-name="Table2.A2" office:value-type="string">
            <text:p text:style-name="P26">delete lab problem</text:p>
          </table:table-cell>
          <table:table-cell table:style-name="Table2.A2" office:value-type="string">
            <text:p text:style-name="P18">lab:</text:p>
            <text:p text:style-name="P26">problem:</text:p>
          </table:table-cell>
          <table:table-cell table:style-name="Table2.D2" office:value-type="string">
            <text:p text:style-name="P26">Se tratează cazul de ştergere a unui probleme din repo-ul de problem de laborator</text:p>
          </table:table-cell>
        </table:table-row>
        <table:table-row table:style-name="TableLine94185925852240">
          <table:table-cell table:style-name="Table2.A2" office:value-type="string">
            <text:p text:style-name="P25">r</text:p>
          </table:table-cell>
          <table:table-cell table:style-name="Table2.A2" office:value-type="string">
            <text:p text:style-name="P26">6</text:p>
            <text:p text:style-name="P26">9</text:p>
          </table:table-cell>
          <table:table-cell table:style-name="Table2.A2" office:value-type="string">
            <text:p text:style-name="P24"/>
          </table:table-cell>
          <table:table-cell table:style-name="Table2.D2" office:value-type="string">
            <text:p text:style-name="P26">Se şterge problema de laborator cu datele specificate</text:p>
          </table:table-cell>
        </table:table-row>
        <table:table-row table:style-name="TableLine94185925852240">
          <table:table-cell table:style-name="Table2.A2" office:value-type="string">
            <text:p text:style-name="P25">s</text:p>
          </table:table-cell>
          <table:table-cell table:style-name="Table2.A2" office:value-type="string">
            <text:p text:style-name="P26">Modify lab problem description deadline</text:p>
          </table:table-cell>
          <table:table-cell table:style-name="Table2.A2" office:value-type="string">
            <text:p text:style-name="P26">lab:</text:p>
            <text:p text:style-name="P26">problem:</text:p>
            <text:p text:style-name="P26">description:</text:p>
            <text:p text:style-name="P26">deadline (day month year):</text:p>
          </table:table-cell>
          <table:table-cell table:style-name="Table2.D2" office:value-type="string">
            <text:p text:style-name="P26">Se tratează cazul în care trebuie să schimbăm descrierea şi deadline-ul unei probleme de laborator dorite</text:p>
          </table:table-cell>
        </table:table-row>
        <table:table-row table:style-name="TableLine94185925852240">
          <table:table-cell table:style-name="Table2.A2" office:value-type="string">
            <text:p text:style-name="P25">t</text:p>
          </table:table-cell>
          <table:table-cell table:style-name="Table2.A2" office:value-type="string">
            <text:p text:style-name="P26">2</text:p>
            <text:p text:style-name="P26">10</text:p>
            <text:p text:style-name="P26">Să se refacă baza de date</text:p>
            <text:p text:style-name="P26">25 03 2022</text:p>
          </table:table-cell>
          <table:table-cell table:style-name="Table2.A2" office:value-type="string">
            <text:p text:style-name="P24"/>
          </table:table-cell>
          <table:table-cell table:style-name="Table2.D2" office:value-type="string">
            <text:p text:style-name="P26">Se modifică problema de laborator cu datele specificate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4:07:19.017782573</meta:creation-date>
    <dc:date>2021-11-09T16:02:07.162072406</dc:date>
    <meta:editing-duration>PT1H54M46S</meta:editing-duration>
    <meta:editing-cycles>7</meta:editing-cycles>
    <meta:generator>LibreOffice/6.4.7.2$Linux_X86_64 LibreOffice_project/40$Build-2</meta:generator>
    <meta:document-statistic meta:table-count="2" meta:image-count="0" meta:object-count="0" meta:page-count="3" meta:paragraph-count="146" meta:word-count="571" meta:character-count="3291" meta:non-whitespace-character-count="2874"/>
  </office:meta>
</office:document-meta>
</file>